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1.6416666666667cm"/>
    </style:style>
    <style:style style:name="co4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number-columns-repeated="16381" table:default-cell-style-name="ce1"/>
        <table:table-row table:style-name="ro1">
          <table:table-cell office:value-type="string" table:style-name="ce2">
            <text:p>FICHIER</text:p>
          </table:table-cell>
          <table:table-cell office:value-type="string" table:style-name="ce3">
            <text:p>::=</text:p>
          </table:table-cell>
          <table:table-cell office:value-type="string" table:style-name="ce4">
            <text:p>with Ada . Text_IO ; use Ada . Text_IO ; PROCEDURE BEGIN_INSTR ; EOF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CEDUR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rocedure ident is PROC_FACT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CEDURE_FACT</text:p>
          </table:table-cell>
          <table:table-cell office:value-type="string" table:style-name="ce6">
            <text:p>::=</text:p>
          </table:table-cell>
          <table:table-cell office:value-type="string" table:style-name="ce10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CEDUR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EGIN_INST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begin PLUS_INSTR end BEGIN_INSTR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EGIN_INSTR_FACT</text:p>
          </table:table-cell>
          <table:table-cell office:value-type="string" table:style-name="ce6">
            <text:p>::=</text:p>
          </table:table-cell>
          <table:table-cell office:value-type="string" table:style-name="ce10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EGIN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d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DECL PLUS_DECL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DECL_FACT</text:p>
          </table:table-cell>
          <table:table-cell office:value-type="string" table:style-name="ce6">
            <text:p>::=</text:p>
          </table:table-cell>
          <table:table-cell office:value-type="string" table:style-name="ce10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NST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NSTR PLUS_INSTR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NSTR_FACT</text:p>
          </table:table-cell>
          <table:table-cell office:value-type="string" table:style-name="ce6">
            <text:p>::=</text:p>
          </table:table-cell>
          <table:table-cell office:value-type="string" table:style-name="ce10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INST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type ident DECL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IDENT : TYPE DECL_FACT2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rocedure ident DECL_PROCED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function ident DECL_FUNC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s DECL_FACT2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_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access id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_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cord PLUS_CHAMPS end record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( := EXPR )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PROCEDUR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PROCEDUR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ARAMS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UNCTIO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turn TYPE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UNCTIO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ARAMS return TYPE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DEN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dent PLUS_IDENT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DENT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, PLUS_ID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DENT_FACT</text:p>
          </table:table-cell>
          <table:table-cell office:value-type="string" table:style-name="ce6">
            <text:p>::=</text:p>
          </table:table-cell>
          <table:table-cell office:value-type="string" table:style-name="ce10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S_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s IS_DECL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S_DECL_FACT</text:p>
          </table:table-cell>
          <table:table-cell office:value-type="string" table:style-name="ce6">
            <text:p>::=</text:p>
          </table:table-cell>
          <table:table-cell office:value-type="string" table:style-name="ce10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AMP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 : TYPE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AMP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PLUS_IDENT : TYPE 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CHAMPS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CHAMPS PLUS_CHAMPS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CHAMP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CHAMP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CHAMPS_FACT</text:p>
          </table:table-cell>
          <table:table-cell office:value-type="string" table:style-name="ce6">
            <text:p>::=</text:p>
          </table:table-cell>
          <table:table-cell office:value-type="string" table:style-name="ce11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access 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RAM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( 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RAM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IDENT : PARAM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RAM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TYPE END_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RAM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MODE TYPE END_PAR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PARAM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PARAM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; 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D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n MODE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DE_FACT</text:p>
          </table:table-cell>
          <table:table-cell office:value-type="string" table:style-name="ce6">
            <text:p>::=</text:p>
          </table:table-cell>
          <table:table-cell office:value-type="string" table:style-name="ce10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D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ou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1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new ident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 ( PLUS_EXPR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character’val ( EXPR ) EXPR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_BIS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or EXPR_BIS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1 EXPR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lse EXPR1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2 EXPR1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1_BIS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and EXPR1_BIS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1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2 EXPR1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1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then EXPR2 EXPR1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not EXPR2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2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2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= 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= 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=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=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+ 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- 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</text:p>
          </table:table-cell>
          <table:table-cell office:value-type="string" table:style-name="ce3">
            <text:p>::=</text:p>
          </table:table-cell>
          <table:table-cell office:value-type="string" table:style-name="ce9">
            <text:p>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* 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 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rem EXPR7 EXPR6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7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- EXPR7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7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7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8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9 EXPR8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8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. ident EXPR8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ti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caracte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nul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( EXPR 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S_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 END_EXP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, EXP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 INSTR_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.ident := EXP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turn INSTR_RETUR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begin PLUS_INSTR end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f EXPR then PLUS_INSTR NEXT_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for ident in INSTR_F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while EXPR loop PLUS_INSTR end loop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_IDENT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:= EXPR 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_IDENT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; ident ( PLUS_EXP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RETUR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RETUR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FO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 . . EXPR loop PLUS_INSTR end loop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FO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verse EXPR..EXPR loop PLUS_INSTR end loop 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 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if 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S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PLUS_INSTR END_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 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 then PLUS_INSTR END_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if 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 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=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=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=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=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+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-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*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re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and OPERATEUR_A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or OPERATEUR_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_OR</text:p>
          </table:table-cell>
          <table:table-cell office:value-type="string" table:style-name="ce3">
            <text:p>::=</text:p>
          </table:table-cell>
          <table:table-cell office:value-type="string" table:style-name="ce12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_O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_AND</text:p>
          </table:table-cell>
          <table:table-cell office:value-type="string" table:style-name="ce3">
            <text:p>::=</text:p>
          </table:table-cell>
          <table:table-cell office:value-type="string" table:style-name="ce12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_AND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then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style-name="ce6"/>
          <table:table-cell table:style-name="ce7"/>
          <table:table-cell table:number-columns-repeated="16381"/>
        </table:table-row>
        <table:table-row table:number-rows-repeated="10484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Stanislas Mezureux</dc:creator>
    <meta:creation-date>2023-11-29T13:50:29Z</meta:creation-date>
    <dc:date>2023-11-29T14:09:28Z</dc:date>
    <meta:editing-cycles>5</meta:editing-cycles>
    <meta:editing-duration>PT1507S</meta:editing-duration>
  </office:meta>
</office:document-meta>
</file>